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cm" draw:transform="skewX (0.00122173047639607) rotate (-2.15652882376419) translate (5.5257069715421cm 3.1581954926458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3.889cm" svg:height="0.892cm" draw:transform="skewX (-0.000698131700797729) rotate (1.58807508638964) translate (4.5819283901143cm 8.3515226475923cm)" svg:viewBox="0 0 3890 893" svg:d="M104 702c340 30 1249 131 1940 170 692 38 1572 15 1809-3 138-11-144-610-282-618-139-9-885 8-1482-7-596-14-1666-170-2021-244-121-15-62 691 36 702z">
          <text:p/>
        </draw:path>
        <draw:path draw:style-name="gr1" draw:text-style-name="P1" draw:layer="layout" svg:width="0.902cm" svg:height="0.661cm" draw:transform="rotate (-2.1556561591382) translate (5.4099411463846cm 8.1962352137049cm)" svg:viewBox="0 0 903 662" svg:d="M526 644c137-64 330-219 368-367 35-139-27-185-184-243-155-57-351-32-459-4-276 72-309 187-173 370 135 182 312 309 448 244z">
          <text:p/>
        </draw:path>
        <draw:path draw:style-name="gr1" draw:text-style-name="P1" draw:layer="layout" svg:width="0.835cm" svg:height="0.55cm" draw:transform="rotate (-2.15740148839019) translate (5.524574621171cm 4.4857162178239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25:33.623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4"/>
  </office:meta>
</office:document-meta>
</file>